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Bold" style:font-family-generic="swiss" style:font-pitch="variable"/>
    <style:font-face style:name="Droid Sans2" svg:font-family="'Droid Sans'" style:font-adornments="Italic" style:font-family-generic="swiss" style:font-pitch="variable"/>
    <style:font-face style:name="Droid Sans" svg:font-family="'Droid Sans'"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officeooo:paragraph-rsid="0021d1bb"/>
    </style:style>
    <style:style style:name="P2" style:family="paragraph" style:parent-style-name="Heading_20_3">
      <style:text-properties officeooo:paragraph-rsid="00453cc6"/>
    </style:style>
    <style:style style:name="P3" style:family="paragraph" style:parent-style-name="Heading_20_3">
      <style:text-properties officeooo:paragraph-rsid="004b840a"/>
    </style:style>
    <style:style style:name="P4" style:family="paragraph" style:parent-style-name="Text_20_body">
      <style:text-properties officeooo:paragraph-rsid="001438aa"/>
    </style:style>
    <style:style style:name="P5" style:family="paragraph" style:parent-style-name="Text_20_body">
      <style:text-properties officeooo:paragraph-rsid="0021d1bb"/>
    </style:style>
    <style:style style:name="P6" style:family="paragraph" style:parent-style-name="Text_20_body">
      <style:text-properties officeooo:paragraph-rsid="0025ae9e"/>
    </style:style>
    <style:style style:name="P7" style:family="paragraph" style:parent-style-name="Text_20_body">
      <style:text-properties officeooo:paragraph-rsid="00292c3a"/>
    </style:style>
    <style:style style:name="P8" style:family="paragraph" style:parent-style-name="Text_20_body">
      <style:text-properties officeooo:paragraph-rsid="002c7da9"/>
    </style:style>
    <style:style style:name="P9" style:family="paragraph" style:parent-style-name="Text_20_body">
      <style:text-properties officeooo:paragraph-rsid="0032df87"/>
    </style:style>
    <style:style style:name="P10" style:family="paragraph" style:parent-style-name="Text_20_body">
      <style:text-properties officeooo:paragraph-rsid="003781c9"/>
    </style:style>
    <style:style style:name="P11" style:family="paragraph" style:parent-style-name="Text_20_body">
      <style:text-properties officeooo:paragraph-rsid="00396b10"/>
    </style:style>
    <style:style style:name="P12" style:family="paragraph" style:parent-style-name="Text_20_body">
      <style:text-properties fo:background-color="#ffff00"/>
    </style:style>
    <style:style style:name="P13" style:family="paragraph" style:parent-style-name="Text_20_body">
      <style:text-properties officeooo:paragraph-rsid="004f2e1e" fo:background-color="#ffff00"/>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443983"/>
    </style:style>
    <style:style style:name="P16" style:family="paragraph" style:parent-style-name="Text_20_body">
      <style:text-properties officeooo:paragraph-rsid="00453cc6"/>
    </style:style>
    <style:style style:name="P17" style:family="paragraph" style:parent-style-name="Text_20_body">
      <style:text-properties officeooo:paragraph-rsid="00467e98"/>
    </style:style>
    <style:style style:name="P18" style:family="paragraph" style:parent-style-name="Text_20_body">
      <style:text-properties officeooo:paragraph-rsid="004b840a"/>
    </style:style>
    <style:style style:name="P19" style:family="paragraph" style:parent-style-name="Text_20_body">
      <style:text-properties officeooo:paragraph-rsid="004d050f"/>
    </style:style>
    <style:style style:name="P20" style:family="paragraph" style:parent-style-name="Text_20_body">
      <style:text-properties officeooo:paragraph-rsid="004d5902"/>
    </style:style>
    <style:style style:name="P21" style:family="paragraph" style:parent-style-name="Text_20_body">
      <style:text-properties officeooo:paragraph-rsid="004f2e1e"/>
    </style:style>
    <style:style style:name="P22" style:family="paragraph" style:parent-style-name="Text_20_body">
      <style:text-properties officeooo:paragraph-rsid="00506000"/>
    </style:style>
    <style:style style:name="P23" style:family="paragraph" style:parent-style-name="Text_20_body">
      <style:text-properties officeooo:paragraph-rsid="00558ced"/>
    </style:style>
    <style:style style:name="P24" style:family="paragraph" style:parent-style-name="Text_20_body">
      <style:paragraph-properties fo:background-color="transparent">
        <style:background-image/>
      </style:paragraph-properties>
      <style:text-properties fo:background-color="#ffff00"/>
    </style:style>
    <style:style style:name="P25" style:family="paragraph" style:parent-style-name="Heading_20_4">
      <style:text-properties officeooo:paragraph-rsid="004b840a"/>
    </style:style>
    <style:style style:name="P26" style:family="paragraph" style:parent-style-name="Preformatted_20_Text">
      <style:text-properties officeooo:paragraph-rsid="00302335"/>
    </style:style>
    <style:style style:name="P27" style:family="paragraph" style:parent-style-name="Preformatted_20_Text">
      <style:text-properties officeooo:paragraph-rsid="004b840a"/>
    </style:style>
    <style:style style:name="P28" style:family="paragraph" style:parent-style-name="Preformatted_20_Text">
      <style:text-properties officeooo:paragraph-rsid="0051217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0d86c"/>
    </style:style>
    <style:style style:name="T2" style:family="text">
      <style:text-properties officeooo:rsid="0012b064"/>
    </style:style>
    <style:style style:name="T3" style:family="text">
      <style:text-properties officeooo:rsid="001438aa"/>
    </style:style>
    <style:style style:name="T4" style:family="text">
      <style:text-properties officeooo:rsid="00172538"/>
    </style:style>
    <style:style style:name="T5" style:family="text">
      <style:text-properties officeooo:rsid="00182396"/>
    </style:style>
    <style:style style:name="T6" style:family="text">
      <style:text-properties officeooo:rsid="00189626"/>
    </style:style>
    <style:style style:name="T7" style:family="text">
      <style:text-properties officeooo:rsid="001a53ed"/>
    </style:style>
    <style:style style:name="T8" style:family="text">
      <style:text-properties officeooo:rsid="001fe558"/>
    </style:style>
    <style:style style:name="T9" style:family="text">
      <style:text-properties officeooo:rsid="0021d1bb"/>
    </style:style>
    <style:style style:name="T10" style:family="text">
      <style:text-properties officeooo:rsid="0022cebe"/>
    </style:style>
    <style:style style:name="T11" style:family="text">
      <style:text-properties officeooo:rsid="00247a5a"/>
    </style:style>
    <style:style style:name="T12" style:family="text">
      <style:text-properties officeooo:rsid="0025ae9e"/>
    </style:style>
    <style:style style:name="T13" style:family="text">
      <style:text-properties officeooo:rsid="00262c4e"/>
    </style:style>
    <style:style style:name="T14" style:family="text">
      <style:text-properties officeooo:rsid="0026a535"/>
    </style:style>
    <style:style style:name="T15" style:family="text">
      <style:text-properties officeooo:rsid="0027a16e"/>
    </style:style>
    <style:style style:name="T16" style:family="text">
      <style:text-properties officeooo:rsid="00292c3a"/>
    </style:style>
    <style:style style:name="T17" style:family="text">
      <style:text-properties officeooo:rsid="002afaed"/>
    </style:style>
    <style:style style:name="T18" style:family="text">
      <style:text-properties officeooo:rsid="002b1625"/>
    </style:style>
    <style:style style:name="T19" style:family="text">
      <style:text-properties officeooo:rsid="002bdccb"/>
    </style:style>
    <style:style style:name="T20" style:family="text">
      <style:text-properties officeooo:rsid="002c7da9"/>
    </style:style>
    <style:style style:name="T21" style:family="text">
      <style:text-properties officeooo:rsid="002e6518"/>
    </style:style>
    <style:style style:name="T22" style:family="text">
      <style:text-properties officeooo:rsid="00315611"/>
    </style:style>
    <style:style style:name="T23" style:family="text">
      <style:text-properties officeooo:rsid="0032df87"/>
    </style:style>
    <style:style style:name="T24" style:family="text">
      <style:text-properties officeooo:rsid="0032f6a3"/>
    </style:style>
    <style:style style:name="T25" style:family="text">
      <style:text-properties officeooo:rsid="003781c9"/>
    </style:style>
    <style:style style:name="T26" style:family="text">
      <style:text-properties officeooo:rsid="0037a7ad"/>
    </style:style>
    <style:style style:name="T27" style:family="text">
      <style:text-properties officeooo:rsid="00396b10"/>
    </style:style>
    <style:style style:name="T28" style:family="text">
      <style:text-properties officeooo:rsid="0039ab32"/>
    </style:style>
    <style:style style:name="T29" style:family="text">
      <style:text-properties officeooo:rsid="003acb83"/>
    </style:style>
    <style:style style:name="T30" style:family="text">
      <style:text-properties officeooo:rsid="003ca356"/>
    </style:style>
    <style:style style:name="T31" style:family="text">
      <style:text-properties officeooo:rsid="003dbf69"/>
    </style:style>
    <style:style style:name="T32" style:family="text">
      <style:text-properties officeooo:rsid="003e6ca4"/>
    </style:style>
    <style:style style:name="T33" style:family="text">
      <style:text-properties officeooo:rsid="003f4be5"/>
    </style:style>
    <style:style style:name="T34" style:family="text">
      <style:text-properties officeooo:rsid="004056e7"/>
    </style:style>
    <style:style style:name="T35" style:family="text">
      <style:text-properties officeooo:rsid="0040ada7"/>
    </style:style>
    <style:style style:name="T36" style:family="text">
      <style:text-properties officeooo:rsid="004247cf"/>
    </style:style>
    <style:style style:name="T37" style:family="text">
      <style:text-properties officeooo:rsid="0042a012"/>
    </style:style>
    <style:style style:name="T38" style:family="text">
      <style:text-properties officeooo:rsid="004412a7"/>
    </style:style>
    <style:style style:name="T39" style:family="text">
      <style:text-properties officeooo:rsid="00443983"/>
    </style:style>
    <style:style style:name="T40" style:family="text">
      <style:text-properties officeooo:rsid="00453cc6"/>
    </style:style>
    <style:style style:name="T41" style:family="text">
      <style:text-properties officeooo:rsid="004b1cda"/>
    </style:style>
    <style:style style:name="T42" style:family="text">
      <style:text-properties officeooo:rsid="004b55ed"/>
    </style:style>
    <style:style style:name="T43" style:family="text">
      <style:text-properties officeooo:rsid="004b840a"/>
    </style:style>
    <style:style style:name="T44" style:family="text">
      <style:text-properties officeooo:rsid="004d050f"/>
    </style:style>
    <style:style style:name="T45" style:family="text">
      <style:text-properties officeooo:rsid="004d5902"/>
    </style:style>
    <style:style style:name="T46" style:family="text">
      <style:text-properties officeooo:rsid="004f2e1e"/>
    </style:style>
    <style:style style:name="T47" style:family="text">
      <style:text-properties officeooo:rsid="00506000"/>
    </style:style>
    <style:style style:name="T48" style:family="text">
      <style:text-properties officeooo:rsid="00509388"/>
    </style:style>
    <style:style style:name="T49" style:family="text">
      <style:text-properties officeooo:rsid="0051217d"/>
    </style:style>
    <style:style style:name="T50" style:family="text">
      <style:text-properties officeooo:rsid="0052f378"/>
    </style:style>
    <style:style style:name="T51" style:family="text">
      <style:text-properties officeooo:rsid="00530a04"/>
    </style:style>
    <style:style style:name="T52" style:family="text">
      <style:text-properties officeooo:rsid="0053e83e"/>
    </style:style>
    <style:style style:name="T53" style:family="text">
      <style:text-properties officeooo:rsid="00558ce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113_1587242066"/><text:span text:style-name="T1">Boks reference guide (draft)</text:span><text:bookmark-end text:name="__RefHeading__113_1587242066"/></text:h>
      <text:p text:style-name="P14"><text:span text:style-name="T1">Sebastiaan Mathôt</text:span></text:p>
      <text:p text:style-name="P15"><text:span text:style-name="T39">Last updated: </text:span><text:span text:style-name="T39"><text:date style:data-style-name="N37" text:date-value="2012-11-11T13:12:02.99" text:fixed="true">11/11/12</text:date></text:span></text:p>
      <text:p text:style-name="Text_20_body"><text:span text:style-name="T1"/></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113_1587242066" text:style-name="Index_20_Link" text:visited-style-name="Index_20_Link">Boks reference guide (draft)<text:tab/>1</text:a></text:p>
          <text:p text:style-name="P30"><text:a xlink:type="simple" xlink:href="#__RefHeading__117_1587242066" text:style-name="Index_20_Link" text:visited-style-name="Index_20_Link">OpenSesame plug-in<text:tab/>1</text:a></text:p>
          <text:p text:style-name="P30"><text:a xlink:type="simple" xlink:href="#__RefHeading__119_1587242066" text:style-name="Index_20_Link" text:visited-style-name="Index_20_Link">Python module<text:tab/>1</text:a></text:p>
          <text:p text:style-name="P30"><text:a xlink:type="simple" xlink:href="#__RefHeading__121_1587242066" text:style-name="Index_20_Link" text:visited-style-name="Index_20_Link">USB Serial port communication<text:tab/>2</text:a></text:p>
          <text:p text:style-name="P31"><text:a xlink:type="simple" xlink:href="#__RefHeading__321_1587242066" text:style-name="Index_20_Link" text:visited-style-name="Index_20_Link">Timestamps<text:tab/>2</text:a></text:p>
          <text:p text:style-name="P31"><text:a xlink:type="simple" xlink:href="#__RefHeading__323_1587242066" text:style-name="Index_20_Link" text:visited-style-name="Index_20_Link">Serial port settings<text:tab/>2</text:a></text:p>
          <text:p text:style-name="P31"><text:a xlink:type="simple" xlink:href="#__RefHeading__276_1587242066" text:style-name="Index_20_Link" text:visited-style-name="Index_20_Link">CMD_RESET [001]<text:tab/>2</text:a></text:p>
          <text:p text:style-name="P31"><text:a xlink:type="simple" xlink:href="#__RefHeading__123_1587242066" text:style-name="Index_20_Link" text:visited-style-name="Index_20_Link">CMD_IDENTIFY [002]<text:tab/>2</text:a></text:p>
          <text:p text:style-name="P31"><text:a xlink:type="simple" xlink:href="#__RefHeading__127_1587242066" text:style-name="Index_20_Link" text:visited-style-name="Index_20_Link">CMD_WAIT_PRESS [003]<text:tab/>2</text:a></text:p>
          <text:p text:style-name="P31"><text:a xlink:type="simple" xlink:href="#__RefHeading__129_1587242066" text:style-name="Index_20_Link" text:visited-style-name="Index_20_Link">CMD_WAIT_RELEASE [004]<text:tab/>2</text:a></text:p>
          <text:p text:style-name="P31"><text:a xlink:type="simple" xlink:href="#__RefHeading__278_1587242066" text:style-name="Index_20_Link" text:visited-style-name="Index_20_Link">CMD_WAIT_SLEEP [005]<text:tab/>2</text:a></text:p>
          <text:p text:style-name="P31"><text:a xlink:type="simple" xlink:href="#__RefHeading__131_1587242066" text:style-name="Index_20_Link" text:visited-style-name="Index_20_Link">CMD_BUTTON_STATE [006]<text:tab/>2</text:a></text:p>
          <text:p text:style-name="P31"><text:a xlink:type="simple" xlink:href="#__RefHeading__135_1587242066" text:style-name="Index_20_Link" text:visited-style-name="Index_20_Link">CMD_SET_T1 [007]<text:tab/>2</text:a></text:p>
          <text:p text:style-name="P31"><text:a xlink:type="simple" xlink:href="#__RefHeading__137_1587242066" text:style-name="Index_20_Link" text:visited-style-name="Index_20_Link">CMD_SET_T2 [008]<text:tab/>3</text:a></text:p>
          <text:p text:style-name="P31"><text:a xlink:type="simple" xlink:href="#__RefHeading__280_1587242066" text:style-name="Index_20_Link" text:visited-style-name="Index_20_Link">CMD_SET_TIMEOUT [009]<text:tab/>3</text:a></text:p>
          <text:p text:style-name="P31"><text:a xlink:type="simple" xlink:href="#__RefHeading__282_1587242066" text:style-name="Index_20_Link" text:visited-style-name="Index_20_Link">CMD_SET_BUTTONS [010]<text:tab/>3</text:a></text:p>
          <text:p text:style-name="P31"><text:a xlink:type="simple" xlink:href="#__RefHeading__139_1587242066" text:style-name="Index_20_Link" text:visited-style-name="Index_20_Link">CMD_GET_T1 [011]<text:tab/>3</text:a></text:p>
          <text:p text:style-name="P31"><text:a xlink:type="simple" xlink:href="#__RefHeading__141_1587242066" text:style-name="Index_20_Link" text:visited-style-name="Index_20_Link">CMD_GET_T2 [012]<text:tab/>3</text:a></text:p>
          <text:p text:style-name="P31"><text:a xlink:type="simple" xlink:href="#__RefHeading__143_1587242066" text:style-name="Index_20_Link" text:visited-style-name="Index_20_Link">CMD_GET_TD [013]<text:tab/>3</text:a></text:p>
          <text:p text:style-name="P31"><text:a xlink:type="simple" xlink:href="#__RefHeading__284_1587242066" text:style-name="Index_20_Link" text:visited-style-name="Index_20_Link">CMD_GET_TIME [014]<text:tab/>3</text:a></text:p>
          <text:p text:style-name="P31"><text:a xlink:type="simple" xlink:href="#__RefHeading__286_1587242066" text:style-name="Index_20_Link" text:visited-style-name="Index_20_Link">CMD_GET_TIMEOUT [015]<text:tab/>3</text:a></text:p>
          <text:p text:style-name="P31"><text:a xlink:type="simple" xlink:href="#__RefHeading__288_1587242066" text:style-name="Index_20_Link" text:visited-style-name="Index_20_Link">CMD_GET_BUTTONS [0016]<text:tab/>3</text:a></text:p>
          <text:p text:style-name="P30"><text:a xlink:type="simple" xlink:href="#__RefHeading__145_1587242066" text:style-name="Index_20_Link" text:visited-style-name="Index_20_Link">Arduino schematics<text:tab/>3</text:a></text:p>
        </text:index-body>
      </text:table-of-content>
      <text:h text:style-name="Heading_20_2" text:outline-level="2"><text:bookmark-start text:name="__RefHeading__117_1587242066"/><text:span text:style-name="T1">OpenSesame plug-in</text:span><text:bookmark-end text:name="__RefHeading__117_1587242066"/></text:h>
      <text:p text:style-name="P12"><text:span text:style-name="T1">TODO</text:span></text:p>
      <text:h text:style-name="Heading_20_2" text:outline-level="2"><text:bookmark-start text:name="__RefHeading__119_1587242066"/><text:span text:style-name="T1">Python module</text:span><text:bookmark-end text:name="__RefHeading__119_1587242066"/></text:h>
      <text:p text:style-name="P24"><text:span text:style-name="T1">TODO</text:span></text:p>
      <text:h text:style-name="Heading_20_2" text:outline-level="2"><text:bookmark-start text:name="__RefHeading__121_1587242066"/><text:soft-page-break/><text:span text:style-name="T1">USB Serial port communication</text:span><text:bookmark-end text:name="__RefHeading__121_1587242066"/></text:h>
      <text:p text:style-name="P11"><text:span text:style-name="T3">Communication occurs by sending a single command byte to the Arduino. </text:span><text:span text:style-name="T27">Depending on the command, the command byte should be followed by one or more bytes that serve as parameters. </text:span><text:span text:style-name="T3">Depending on the command, the Arduino responds by sending zero or more bytes in response. </text:span><text:span text:style-name="T4">The command bytes are </text:span><text:span text:style-name="T5">indicated </text:span><text:span text:style-name="T4">in decimal notation </text:span><text:span text:style-name="T28">in the square brackets</text:span><text:span text:style-name="T4">.</text:span></text:p>
      <text:h text:style-name="Heading_20_3" text:outline-level="3"><text:bookmark-start text:name="__RefHeading__321_1587242066"/><text:span text:style-name="T52">T</text:span><text:span text:style-name="T47">imestamps</text:span><text:bookmark-end text:name="__RefHeading__321_1587242066"/></text:h>
      <text:p text:style-name="P22"><text:span text:style-name="T47">All timestamps are in microseconds. </text:span><text:span text:style-name="T51">Only the CMD_WAIT_SLEEP command will fall back to millisecond precision when the timeout has been set to more than 16 milliseconds. This is a limitation of the Arduino.</text:span></text:p>
      <text:h text:style-name="Heading_20_3" text:outline-level="3"><text:bookmark-start text:name="__RefHeading__323_1587242066"/><text:span text:style-name="T52">Serial port settings</text:span><text:bookmark-end text:name="__RefHeading__323_1587242066"/></text:h>
      <text:p text:style-name="P23"><text:span text:style-name="T53">The Arduino is connected via USB as a virtual serial port device. The baudrate is 115200.</text:span></text:p>
      <text:h text:style-name="P2" text:outline-level="3"><text:bookmark-start text:name="__RefHeading__276_1587242066"/><text:span text:style-name="T37">CMD_RESET [0</text:span><text:span text:style-name="T40">01</text:span><text:span text:style-name="T37">]</text:span><text:bookmark-end text:name="__RefHeading__276_1587242066"/></text:h>
      <text:p text:style-name="P16"><text:span text:style-name="T38">Resets the Boks to the initial state.</text:span></text:p>
      <text:h text:style-name="Heading_20_3" text:outline-level="3"><text:bookmark-start text:name="__RefHeading__123_1587242066"/><text:span text:style-name="T3">CMD_IDENTIFY</text:span><text:span text:style-name="T19"> </text:span><text:span text:style-name="T21">[00</text:span><text:span text:style-name="T40">2</text:span><text:span text:style-name="T21">]</text:span><text:bookmark-end text:name="__RefHeading__123_1587242066"/></text:h>
      <text:p text:style-name="P4"><text:span text:style-name="T19">Returns a</text:span><text:span text:style-name="T3"> sequence of </text:span><text:span text:style-name="T6">21 bytes, which should be interpreted as two ASCII strings. The first string is 5 bytes and contains the firmware version of the Boks. The second string is 16 bytes and contains the model description, optionally right-padded with whitespace.</text:span></text:p>
      <text:h text:style-name="Heading_20_4" text:outline-level="4"><text:bookmark-start text:name="__RefHeading__125_1587242066"/><text:span text:style-name="T8">Return ex</text:span><text:span text:style-name="T6">ampl</text:span><text:span text:style-name="T7">e</text:span><text:bookmark-end text:name="__RefHeading__125_1587242066"/></text:h>
      <text:p text:style-name="P26"><text:span text:style-name="T17">'</text:span><text:span text:style-name="T6">0.1.0dev.boks <text:s text:c="7"/></text:span><text:span text:style-name="T17">'</text:span></text:p>
      <text:h text:style-name="P1" text:outline-level="3"><text:bookmark-start text:name="__RefHeading__127_1587242066"/><text:span text:style-name="T9">CMD_WAIT_PRESS </text:span><text:span text:style-name="T21">[00</text:span><text:span text:style-name="T40">3</text:span><text:span text:style-name="T21">]</text:span><text:bookmark-end text:name="__RefHeading__127_1587242066"/></text:h>
      <text:p text:style-name="P5"><text:span text:style-name="T9">A single byte that corresponds to the button that is pressed, i.e. 1, 2, 3, or 4. If a timeout occurs (see CMD_</text:span><text:span text:style-name="T10">SET_</text:span><text:span text:style-name="T9">TIMEOUT), </text:span><text:span text:style-name="T48">255</text:span><text:span text:style-name="T9"> is returned. </text:span><text:span text:style-name="T11">Only buttons that are pressed after the command has been send are returned. </text:span><text:span text:style-name="T14">Function also sets T2 to the moment that the button press has been detected.</text:span></text:p>
      <text:h text:style-name="Heading_20_3" text:outline-level="3"><text:bookmark-start text:name="__RefHeading__129_1587242066"/><text:span text:style-name="T12">CMD_WAIT_RELEASE</text:span><text:span text:style-name="T19"> </text:span><text:span text:style-name="T21">[00</text:span><text:span text:style-name="T40">4</text:span><text:span text:style-name="T21">]</text:span><text:bookmark-end text:name="__RefHeading__129_1587242066"/></text:h>
      <text:p text:style-name="P6"><text:span text:style-name="T19">Returns a</text:span><text:span text:style-name="T12"> single byte that corresponds to the button that is released. </text:span><text:span text:style-name="T13">For more information,</text:span><text:span text:style-name="T12"> see CMD_WAIT_PRESS.</text:span></text:p>
      <text:h text:style-name="Heading_20_3" text:outline-level="3"><text:bookmark-start text:name="__RefHeading__278_1587242066"/><text:span text:style-name="T40">CMD_WAIT_SLEEP [005]</text:span><text:bookmark-end text:name="__RefHeading__278_1587242066"/></text:h>
      <text:p text:style-name="P17"><text:span text:style-name="T40">Waits for the interval specified by CMD_SET_TIMEOUT.</text:span></text:p>
      <text:h text:style-name="Heading_20_3" text:outline-level="3"><text:bookmark-start text:name="__RefHeading__131_1587242066"/><text:span text:style-name="T15">CMD_</text:span><text:span text:style-name="T42">BUTTON</text:span><text:span text:style-name="T15">_STATE</text:span><text:span text:style-name="T19"> </text:span><text:span text:style-name="T21">[00</text:span><text:span text:style-name="T41">6</text:span><text:span text:style-name="T21">]</text:span><text:bookmark-end text:name="__RefHeading__131_1587242066"/></text:h>
      <text:p text:style-name="P7"><text:span text:style-name="T19">Returns a</text:span><text:span text:style-name="T16"> single byte that contains the state for each of the buttons. The first byte (rightmost) indicates the state of the first button, the second byte indicates the state of the second button, etc.</text:span></text:p>
      <text:h text:style-name="Heading_20_4" text:outline-level="4"><text:bookmark-start text:name="__RefHeading__133_1587242066"/><text:span text:style-name="T16">Return example</text:span><text:bookmark-end text:name="__RefHeading__133_1587242066"/></text:h>
      <text:p text:style-name="Preformatted_20_Text"><text:span text:style-name="T16">00001111 # All buttons pressed</text:span></text:p>
      <text:p text:style-name="Preformatted_20_Text"><text:span text:style-name="T16">00000010 # Button 2 pressed</text:span></text:p>
      <text:h text:style-name="Heading_20_3" text:outline-level="3"><text:bookmark-start text:name="__RefHeading__135_1587242066"/><text:span text:style-name="T18">CMD_SET_T1</text:span><text:span text:style-name="T19"> </text:span><text:span text:style-name="T21">[00</text:span><text:span text:style-name="T43">7</text:span><text:span text:style-name="T21">]</text:span><text:bookmark-end text:name="__RefHeading__135_1587242066"/></text:h>
      <text:p text:style-name="P8"><text:span text:style-name="T20">Sets the T1 (Timestamp 1) of the Arduino to the current time </text:span><text:span text:style-name="T34">in microseconds</text:span><text:span text:style-name="T20">, as measured by the Arduino's internal clock. Does not return a value.</text:span></text:p>
      <text:h text:style-name="Heading_20_3" text:outline-level="3"><text:bookmark-start text:name="__RefHeading__137_1587242066"/><text:soft-page-break/><text:span text:style-name="T20">CMD_SET_T2 </text:span><text:span text:style-name="T21">[00</text:span><text:span text:style-name="T43">8</text:span><text:span text:style-name="T21">]</text:span><text:bookmark-end text:name="__RefHeading__137_1587242066"/></text:h>
      <text:p text:style-name="P8"><text:span text:style-name="T20">Sets the T2. For more information, see CMD_SET_T1.</text:span></text:p>
      <text:h text:style-name="P3" text:outline-level="3"><text:bookmark-start text:name="__RefHeading__280_1587242066"/><text:span text:style-name="T26">CMD_SET_TIMEOUT [0</text:span><text:span text:style-name="T43">09</text:span><text:span text:style-name="T26">]</text:span><text:bookmark-end text:name="__RefHeading__280_1587242066"/></text:h>
      <text:p text:style-name="P18"><text:span text:style-name="T26">Sets the timeout value, </text:span><text:span text:style-name="T29">which is used by CMD_WAIT_PRESS, CMD_WAIT_RELEASE, and CMD_SLEEP.</text:span><text:span text:style-name="T26"> </text:span><text:span text:style-name="T29">The command byte should be followed </text:span><text:span text:style-name="T30">by an unsigned long (4 bytes) that </text:span><text:span text:style-name="T32">indicates</text:span><text:span text:style-name="T30"> the timeout </text:span><text:span text:style-name="T32">in </text:span><text:span text:style-name="T33">microseconds</text:span><text:span text:style-name="T30">.</text:span></text:p>
      <text:h text:style-name="P3" text:outline-level="3"><text:bookmark-start text:name="__RefHeading__282_1587242066"/><text:span text:style-name="T31">CMD_SET_BUTTONS [0</text:span><text:span text:style-name="T43">10</text:span><text:span text:style-name="T31">]</text:span><text:bookmark-end text:name="__RefHeading__282_1587242066"/></text:h>
      <text:p text:style-name="P18"><text:span text:style-name="T31">Sets the buttons </text:span><text:span text:style-name="T35">that should be polled by CMD_WAIT_PRESS and CMD_WAIT_RELEASE. The command byte should be followed by a single byte </text:span><text:span text:style-name="T36">that indicates which buttons s</text:span><text:span text:style-name="T37">h</text:span><text:span text:style-name="T36">ould be pressed. </text:span><text:span text:style-name="T37">The first (rightmost) byte corresponds to the first button, etc. </text:span><text:span text:style-name="T49">To prevent deadlocks, you cannot turn off all buttons. If you try do this, by sending a 0-byte, all buttons will be switched on instead.</text:span></text:p>
      <text:h text:style-name="P25" text:outline-level="4"><text:span text:style-name="T37">Parameter example</text:span></text:h>
      <text:p text:style-name="P27"><text:span text:style-name="T37">00001111 # Poll all buttons</text:span></text:p>
      <text:p text:style-name="P27"><text:span text:style-name="T37">00000011 # Only poll buttons one and two</text:span></text:p>
      <text:p text:style-name="P28"><text:span text:style-name="T49">00000000 # Turn on all buttons </text:span><text:span text:style-name="T50">(special case!)</text:span></text:p>
      <text:h text:style-name="Heading_20_3" text:outline-level="3"><text:bookmark-start text:name="__RefHeading__139_1587242066"/><text:span text:style-name="T20">CMD_GET_T1 </text:span><text:span text:style-name="T21">[0</text:span><text:span text:style-name="T44">11</text:span><text:span text:style-name="T21">]</text:span><text:bookmark-end text:name="__RefHeading__139_1587242066"/></text:h>
      <text:p text:style-name="P8"><text:span text:style-name="T20">Returns T1 as an unsigned long (4 bytes).</text:span></text:p>
      <text:h text:style-name="Heading_20_3" text:outline-level="3"><text:bookmark-start text:name="__RefHeading__141_1587242066"/><text:span text:style-name="T21">CMD_GET_T2 [0</text:span><text:span text:style-name="T44">12</text:span><text:span text:style-name="T21">]</text:span><text:bookmark-end text:name="__RefHeading__141_1587242066"/></text:h>
      <text:p text:style-name="Text_20_body"><text:span text:style-name="T22">Returns T2 as an unsigned long (4 bytes)</text:span></text:p>
      <text:h text:style-name="Heading_20_3" text:outline-level="3"><text:bookmark-start text:name="__RefHeading__143_1587242066"/><text:span text:style-name="T23">CMD_GET_TD [0</text:span><text:span text:style-name="T44">13</text:span><text:span text:style-name="T23">]</text:span><text:bookmark-end text:name="__RefHeading__143_1587242066"/></text:h>
      <text:p text:style-name="P9"><text:span text:style-name="T23">Returns the difference between T2 and T1 (T2 – T1) as an unsigned long (4 bytes).</text:span></text:p>
      <text:h text:style-name="Heading_20_3" text:outline-level="3"><text:bookmark-start text:name="__RefHeading__284_1587242066"/><text:span text:style-name="T25">CMD_GET_TIME [01</text:span><text:span text:style-name="T44">4</text:span><text:span text:style-name="T25">]</text:span><text:bookmark-end text:name="__RefHeading__284_1587242066"/></text:h>
      <text:p text:style-name="P10"><text:span text:style-name="T25">Returns the current time according to the Arduino's internal clock as an unsigned long (4 bytes).</text:span></text:p>
      <text:h text:style-name="Heading_20_3" text:outline-level="3"><text:bookmark-start text:name="__RefHeading__286_1587242066"/><text:span text:style-name="T44">CMD_GET_TIMEOUT [015]</text:span><text:bookmark-end text:name="__RefHeading__286_1587242066"/></text:h>
      <text:p text:style-name="P19"><text:span text:style-name="T44">Returns the timeout value as set by CMD_SET_TIMEOUT as an unsigned long (4 bytes).</text:span></text:p>
      <text:h text:style-name="Heading_20_3" text:outline-level="3"><text:bookmark-start text:name="__RefHeading__288_1587242066"/><text:span text:style-name="T44">CMD_GET_BUTTONS [0016]</text:span><text:bookmark-end text:name="__RefHeading__288_1587242066"/></text:h>
      <text:p text:style-name="P20"><text:span text:style-name="T45">Returns the active buttons as set by CMD_SET_BUTTONS as a single byte. For more information, see CMD_SET_BUTTONS.</text:span></text:p>
      <text:h text:style-name="Heading_20_2" text:outline-level="2"><text:bookmark-start text:name="__RefHeading__145_1587242066"/><text:span text:style-name="T2">Arduino schematics</text:span><text:bookmark-end text:name="__RefHeading__145_1587242066"/></text:h>
      <text:p text:style-name="P13"><text:span text:style-name="T46">TODO</text:span></text:p>
      <text:p text:style-name="P21"><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Bold" style:font-family-generic="swiss" style:font-pitch="variable"/>
    <style:font-face style:name="Droid Sans2" svg:font-family="'Droid Sans'" style:font-adornments="Italic" style:font-family-generic="swiss" style:font-pitch="variable"/>
    <style:font-face style:name="Droid Sans" svg:font-family="'Droid Sans'"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1598in" fo:margin-right="0in" fo:margin-top="0in" fo:margin-bottom="0in" style:contextual-spacing="false" fo:line-height="100%" fo:text-indent="0in" style:auto-text-indent="false"/>
      <style:text-properties style:font-name="Droid San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Droid Sans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598in" fo:margin-bottom="0.0799in" style:contextual-spacing="false" fo:line-height="100%" fo:background-color="transparent">
        <style:background-image/>
      </style:paragraph-properties>
      <style:text-properties style:font-name="Droid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98in" fo:margin-bottom="0.0799in" style:contextual-spacing="false" fo:line-height="100%"/>
      <style:text-properties style:font-name="Droid Sans1"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799in" fo:margin-bottom="0.0799in" style:contextual-spacing="false" fo:line-height="100%"/>
      <style:text-properties style:font-name="Droid Sans2" fo:font-size="10.5pt" fo:font-style="italic"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100%" fo:margin-left="0.1598in" fo:margin-right="0in" fo:margin-top="0in" fo:margin-bottom="0in" style:contextual-spacing="false" fo:line-height="100%" fo:text-indent="0in" style:auto-text-indent="false"/>
      <style:text-properties style:font-name="Courier New" fo:font-size="10.5pt" fo:font-weight="normal" style:font-name-asian="Droid Sans Fallback1" style:font-size-asian="10pt" style:font-name-complex="Lohit Hindi2"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style:font-name="Droid Sans1"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1T12:35:15</meta:creation-date>
    <dc:date>2012-11-11T17:59:54</dc:date>
    <meta:editing-duration>PT5H22M9S</meta:editing-duration>
    <meta:editing-cycles>74</meta:editing-cycles>
    <meta:generator>LibreOffice/3.6$Linux_X86_64 LibreOffice_project/360m1$Build-102</meta:generator>
    <meta:document-statistic meta:table-count="0" meta:image-count="0" meta:object-count="0" meta:page-count="3" meta:paragraph-count="80" meta:word-count="647" meta:character-count="4051" meta:non-whitespace-character-count="3477"/>
  </office:meta>
</office:document-meta>
</file>